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40000006419435B088B3BC5EF.png" manifest:media-type="image/png"/>
  <manifest:file-entry manifest:full-path="Pictures/10004ADE00000A5600000A561EFF5F417DDA192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edcc6" draw:opacity="37%" draw:textarea-horizontal-align="justify" draw:textarea-vertical-align="middle" draw:auto-grow-height="false" fo:min-height="2.358cm" fo:min-width="17.28cm"/>
    </style:style>
    <style:style style:name="gr2" style:family="graphic" style:parent-style-name="standard">
      <style:graphic-properties draw:stroke="none" draw:fill-color="#bce4e5" draw:opacity="37%" draw:textarea-horizontal-align="justify" draw:textarea-vertical-align="middle" draw:auto-grow-height="false" fo:min-height="10.291cm" fo:min-width="17.28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8.86cm" fo:min-width="6.832cm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5.342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vertical-align="middle" draw:auto-grow-height="false" fo:min-height="8.255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Fine_20_Dashed" svg:stroke-width="0.053cm" svg:stroke-color="#0066b3" draw:marker-start-width="0.279cm" draw:marker-end-width="0.279cm" draw:fill="none" draw:textarea-horizontal-align="justify" draw:textarea-vertical-align="middle" draw:auto-grow-height="false" fo:min-height="1.095cm" fo:min-width="6.814cm" fo:padding-top="0.151cm" fo:padding-bottom="0.151cm" fo:padding-left="0.276cm" fo:padding-right="0.27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P1" style:family="paragraph">
      <loext:graphic-properties draw:fill-color="#fedcc6" draw:opacity="37%"/>
      <style:paragraph-properties fo:text-align="center"/>
    </style:style>
    <style:style style:name="P2" style:family="paragraph">
      <loext:graphic-properties draw:fill-color="#bce4e5" draw:opacity="37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color="#0066b3"/>
    </style:style>
    <style:style style:name="P9" style:family="paragraph">
      <loext:graphic-properties draw:fill="none"/>
      <style:paragraph-properties fo:text-align="center"/>
      <style:text-properties fo:color="#0066b3"/>
    </style:style>
    <style:style style:name="P10" style:family="paragraph">
      <style:paragraph-properties fo:text-align="end"/>
      <style:text-properties fo:color="#21409a" fo:font-style="italic"/>
    </style:style>
    <style:style style:name="P11" style:family="paragraph">
      <loext:graphic-properties draw:fill="none" draw:fill-color="#ffffff"/>
      <style:paragraph-properties fo:text-align="end"/>
      <style:text-properties fo:color="#21409a" fo:font-style="italic"/>
    </style:style>
    <style:style style:name="P12" style:family="paragraph">
      <style:paragraph-properties fo:text-align="end"/>
      <style:text-properties fo:color="#f58220" fo:font-style="italic"/>
    </style:style>
    <style:style style:name="P13" style:family="paragraph">
      <loext:graphic-properties draw:fill="none" draw:fill-color="#ffffff"/>
      <style:paragraph-properties fo:text-align="end"/>
      <style:text-properties fo:color="#f58220" fo:font-style="italic"/>
    </style:style>
    <style:style style:name="T1" style:family="text">
      <style:text-properties fo:color="#ffffff"/>
    </style:style>
    <style:style style:name="T2" style:family="text">
      <style:text-properties fo:color="#0066b3"/>
    </style:style>
    <style:style style:name="T3" style:family="text">
      <style:text-properties fo:color="#21409a"/>
    </style:style>
    <style:style style:name="T4" style:family="text">
      <style:text-properties fo:color="#f5822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2.608cm" svg:x="1.508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8cm" svg:height="10.541cm" svg:x="1.508cm" svg:y="12.0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66cm" svg:height="9.144cm" svg:x="2.27cm" svg:y="12.43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4" draw:text-style-name="P5" draw:layer="layout" svg:width="5.842cm" svg:height="1.143cm" svg:x="3.032cm" svg:y="13.065cm">
                <text:p text:style-name="P4"><text:span text:style-name="T1">216a2532a134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5" draw:layer="layout" svg:width="5.842cm" svg:height="1.143cm" svg:x="3.032cm" svg:y="14.505cm">
                <text:p text:style-name="P4"><text:span text:style-name="T1">0fc7006898d2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5" draw:layer="layout" svg:width="5.842cm" svg:height="1.143cm" svg:x="3.032cm" svg:y="15.945cm">
                <text:p text:style-name="P4"><text:span text:style-name="T1">cf5165909087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5" draw:layer="layout" svg:width="5.842cm" svg:height="1.143cm" svg:x="3.032cm" svg:y="17.383cm">
                <text:p text:style-name="P4"><text:span text:style-name="T1">2b67b7ab2dee</text:span></text:p>
                <draw:enhanced-geometry svg:viewBox="0 0 21600 21600" draw:type="rectangle" draw:enhanced-path="M 0 0 L 21600 0 21600 21600 0 21600 0 0 Z N"/>
              </draw:custom-shape>
            </draw:g>
            <draw:frame draw:style-name="gr5" draw:text-style-name="P6" draw:layer="layout" svg:width="2.667cm" svg:height="0.848cm" svg:x="4.62cm" svg:y="18.821cm">
              <draw:text-box>
                <text:p text:style-name="P4">...</text:p>
              </draw:text-box>
            </draw:frame>
          </draw:g>
          <draw:frame draw:style-name="gr6" draw:text-style-name="P7" draw:layer="layout" svg:width="2.898cm" svg:height="0.848cm" svg:x="4.504cm" svg:y="20.472cm">
            <draw:text-box>
              <text:p>centos:7</text:p>
            </draw:text-box>
          </draw:frame>
        </draw:g>
        <draw:frame draw:style-name="gr7" draw:text-style-name="P4" draw:layer="layout" svg:width="1.524cm" svg:height="1.3cm" svg:x="8.928cm" svg:y="16.264cm">
          <draw:image xlink:href="Pictures/10004ADE00000A5600000A561EFF5F417DDA192E.svg" xlink:type="simple" xlink:show="embed" xlink:actuate="onLoad">
            <text:p/>
          </draw:image>
          <draw:image xlink:href="Pictures/10000201000000640000006419435B088B3BC5EF.png" xlink:type="simple" xlink:show="embed" xlink:actuate="onLoad"/>
        </draw:frame>
        <draw:custom-shape draw:style-name="gr8" draw:text-style-name="P3" draw:layer="layout" svg:width="1.27cm" svg:height="9.017cm" svg:x="10.017cm" svg:y="12.557cm">
          <text:p/>
          <draw:enhanced-geometry svg:viewBox="0 0 21600 21600" draw:glue-points="0 0 0 21600 21600 10800" draw:text-areas="0 ?f9 7800 ?f10" draw:type="right-brace" draw:modifiers="1964.07185628743 10823.952095808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7" draw:layer="layout" svg:width="5.646cm" svg:height="0.848cm" svg:x="11.229cm" svg:y="16.662cm">
          <draw:text-box>
            <text:p>image layers (RO)</text:p>
          </draw:text-box>
        </draw:frame>
        <draw:g>
          <draw:custom-shape draw:style-name="gr9" draw:text-style-name="P9" draw:layer="layout" svg:width="7.366cm" svg:height="1.397cm" svg:x="2.27cm" svg:y="10.328cm">
            <text:p text:style-name="P8"><text:span text:style-name="T2">Thin R/W layer</text:span></text:p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4.655cm" svg:height="0.848cm" svg:x="11.333cm" svg:y="10.602cm">
            <draw:text-box>
              <text:p>container layer</text:p>
            </draw:text-box>
          </draw:frame>
          <draw:line draw:style-name="gr10" draw:text-style-name="P3" draw:layer="layout" svg:x1="11.333cm" svg:y1="11.026cm" svg:x2="9.809cm" svg:y2="11.026cm">
            <text:p/>
          </draw:line>
        </draw:g>
        <draw:frame draw:style-name="gr11" draw:text-style-name="P11" draw:layer="layout" svg:width="3.211cm" svg:height="0.848cm" svg:x="15.823cm" svg:y="12.217cm">
          <draw:text-box>
            <text:p text:style-name="P10"><text:span text:style-name="T3">build time</text:span></text:p>
          </draw:text-box>
        </draw:frame>
        <draw:frame draw:style-name="gr11" draw:text-style-name="P13" draw:layer="layout" svg:width="3.211cm" svg:height="0.848cm" svg:x="15.95cm" svg:y="11.16cm">
          <draw:text-box>
            <text:p text:style-name="P12"><text:span text:style-name="T4">run time</text:span></text:p>
          </draw:text-box>
        </draw:frame>
        <draw:line draw:style-name="gr10" draw:text-style-name="P3" draw:layer="layout" svg:x1="5.572cm" svg:y1="12.43cm" svg:x2="5.572cm" svg:y2="11.6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ng Lee</meta:initial-creator>
    <meta:creation-date>2018-08-22T14:11:01.387135802</meta:creation-date>
    <dc:date>2018-08-22T14:32:51.116446468</dc:date>
    <dc:creator>Hong Lee</dc:creator>
    <meta:editing-duration>PT11M8S</meta:editing-duration>
    <meta:editing-cycles>2</meta:editing-cycles>
    <meta:generator>LibreOffice/6.0.3.2$Linux_X86_64 LibreOffice_project/00m0$Build-2</meta:generator>
    <meta:document-statistic meta:object-count="22"/>
  </office:meta>
</office:document-meta>
</file>